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089443" officeooo:paragraph-rsid="00089443"/>
    </style:style>
    <style:style style:name="P2" style:family="paragraph" style:parent-style-name="Preformatted_20_Text">
      <style:paragraph-properties fo:text-align="start" style:justify-single-word="false"/>
      <style:text-properties officeooo:rsid="000bb48e" officeooo:paragraph-rsid="000bb48e"/>
    </style:style>
    <style:style style:name="P3" style:family="paragraph" style:parent-style-name="Preformatted_20_Text">
      <style:paragraph-properties fo:text-align="start" style:justify-single-word="false"/>
      <style:text-properties style:text-underline-style="solid" style:text-underline-width="auto" style:text-underline-color="font-color" officeooo:rsid="000bb48e" officeooo:paragraph-rsid="000bb48e"/>
    </style:style>
    <style:style style:name="P4" style:family="paragraph" style:parent-style-name="Preformatted_20_Text">
      <style:paragraph-properties fo:text-align="center" style:justify-single-word="false"/>
      <style:text-properties style:text-underline-style="solid" style:text-underline-width="auto" style:text-underline-color="font-color" fo:font-weight="bold" officeooo:rsid="000c5951" officeooo:paragraph-rsid="000c5951" style:font-weight-asian="bold" style:font-weight-complex="bold"/>
    </style:style>
    <style:style style:name="P5" style:family="paragraph" style:parent-style-name="Preformatted_20_Text">
      <style:paragraph-properties fo:text-align="center" style:justify-single-word="false"/>
      <style:text-properties style:text-underline-style="solid" style:text-underline-width="auto" style:text-underline-color="font-color" fo:font-weight="bold" officeooo:rsid="001eddce" officeooo:paragraph-rsid="001eddce" style:font-weight-asian="bold" style:font-weight-complex="bold"/>
    </style:style>
    <style:style style:name="P6" style:family="paragraph" style:parent-style-name="Preformatted_20_Text">
      <style:paragraph-properties fo:text-align="start" style:justify-single-word="false"/>
      <style:text-properties officeooo:rsid="000c5951" officeooo:paragraph-rsid="000c5951"/>
    </style:style>
    <style:style style:name="P7" style:family="paragraph" style:parent-style-name="Preformatted_20_Text">
      <style:paragraph-properties fo:text-align="start" style:justify-single-word="false"/>
      <style:text-properties style:text-underline-style="none" fo:font-weight="normal" officeooo:rsid="000c5951" officeooo:paragraph-rsid="000c5951" style:font-weight-asian="normal" style:font-weight-complex="normal"/>
    </style:style>
    <style:style style:name="P8" style:family="paragraph" style:parent-style-name="Preformatted_20_Text">
      <style:paragraph-properties fo:text-align="start" style:justify-single-word="false"/>
      <style:text-properties style:text-underline-style="none" fo:font-weight="normal" officeooo:rsid="000cd9fd" officeooo:paragraph-rsid="000cd9fd" style:font-weight-asian="normal" style:font-weight-complex="normal"/>
    </style:style>
    <style:style style:name="P9" style:family="paragraph" style:parent-style-name="Preformatted_20_Text">
      <style:paragraph-properties fo:text-align="start" style:justify-single-word="false"/>
      <style:text-properties style:text-underline-style="none" fo:font-weight="normal" officeooo:rsid="000e5fd3" officeooo:paragraph-rsid="000e5fd3" style:font-weight-asian="normal" style:font-weight-complex="normal"/>
    </style:style>
    <style:style style:name="P10" style:family="paragraph" style:parent-style-name="Preformatted_20_Text">
      <style:paragraph-properties fo:text-align="start" style:justify-single-word="false"/>
      <style:text-properties style:text-underline-style="none" fo:font-weight="normal" officeooo:rsid="00115a9e" officeooo:paragraph-rsid="00115a9e" style:font-weight-asian="normal" style:font-weight-complex="normal"/>
    </style:style>
    <style:style style:name="P11" style:family="paragraph" style:parent-style-name="Preformatted_20_Text">
      <style:paragraph-properties fo:text-align="start" style:justify-single-word="false"/>
      <style:text-properties style:text-underline-style="none" fo:font-weight="normal" officeooo:rsid="001d4009" officeooo:paragraph-rsid="001d4009" style:font-weight-asian="normal" style:font-weight-complex="normal"/>
    </style:style>
    <style:style style:name="P12" style:family="paragraph" style:parent-style-name="Preformatted_20_Text">
      <style:paragraph-properties fo:text-align="start" style:justify-single-word="false"/>
      <style:text-properties style:text-underline-style="none" fo:font-weight="normal" officeooo:rsid="001ee508" officeooo:paragraph-rsid="001ee508" style:font-weight-asian="normal" style:font-weight-complex="normal"/>
    </style:style>
    <style:style style:name="P13" style:family="paragraph" style:parent-style-name="Preformatted_20_Text">
      <style:paragraph-properties fo:text-align="start" style:justify-single-word="false"/>
      <style:text-properties officeooo:rsid="00115a9e" officeooo:paragraph-rsid="00115a9e"/>
    </style:style>
    <style:style style:name="P14" style:family="paragraph" style:parent-style-name="Preformatted_20_Text">
      <style:paragraph-properties fo:text-align="start" style:justify-single-word="false"/>
      <style:text-properties officeooo:rsid="00157b0f" officeooo:paragraph-rsid="00157b0f"/>
    </style:style>
    <style:style style:name="P15" style:family="paragraph" style:parent-style-name="Preformatted_20_Text">
      <style:paragraph-properties fo:text-align="start" style:justify-single-word="false"/>
      <style:text-properties officeooo:rsid="001646b1" officeooo:paragraph-rsid="001646b1"/>
    </style:style>
    <style:style style:name="P16" style:family="paragraph" style:parent-style-name="Preformatted_20_Text">
      <style:paragraph-properties fo:text-align="start" style:justify-single-word="false"/>
      <style:text-properties officeooo:rsid="0016eefa" officeooo:paragraph-rsid="0016eefa"/>
    </style:style>
    <style:style style:name="P17" style:family="paragraph" style:parent-style-name="Preformatted_20_Text">
      <style:paragraph-properties fo:text-align="start" style:justify-single-word="false"/>
      <style:text-properties officeooo:rsid="0018661b" officeooo:paragraph-rsid="0018661b"/>
    </style:style>
    <style:style style:name="P18" style:family="paragraph" style:parent-style-name="Preformatted_20_Text">
      <style:paragraph-properties fo:text-align="start" style:justify-single-word="false"/>
      <style:text-properties officeooo:rsid="0018a7ff" officeooo:paragraph-rsid="0018a7ff"/>
    </style:style>
    <style:style style:name="P19" style:family="paragraph" style:parent-style-name="Preformatted_20_Text">
      <style:paragraph-properties fo:text-align="start" style:justify-single-word="false"/>
      <style:text-properties officeooo:rsid="0019c924" officeooo:paragraph-rsid="0019c924"/>
    </style:style>
    <style:style style:name="P20" style:family="paragraph" style:parent-style-name="Preformatted_20_Text">
      <style:paragraph-properties fo:text-align="start" style:justify-single-word="false"/>
      <style:text-properties officeooo:rsid="0020d770" officeooo:paragraph-rsid="0020d770"/>
    </style:style>
    <style:style style:name="P21" style:family="paragraph" style:parent-style-name="Preformatted_20_Text">
      <style:paragraph-properties fo:text-align="start" style:justify-single-word="false"/>
      <style:text-properties officeooo:rsid="0024a498" officeooo:paragraph-rsid="0024a498"/>
    </style:style>
    <style:style style:name="P22" style:family="paragraph" style:parent-style-name="Preformatted_20_Text">
      <style:paragraph-properties fo:text-align="start" style:justify-single-word="false"/>
      <style:text-properties fo:font-style="italic" officeooo:rsid="0024a498" officeooo:paragraph-rsid="0024a498" style:font-style-asian="italic" style:font-style-complex="italic"/>
    </style:style>
    <style:style style:name="P23" style:family="paragraph" style:parent-style-name="Preformatted_20_Text">
      <style:paragraph-properties fo:text-align="start" style:justify-single-word="false"/>
      <style:text-properties fo:font-style="italic" officeooo:rsid="0026df32" officeooo:paragraph-rsid="0026df32" style:font-style-asian="italic" style:font-style-complex="italic"/>
    </style:style>
    <style:style style:name="P24" style:family="paragraph" style:parent-style-name="Preformatted_20_Text">
      <style:paragraph-properties fo:text-align="start" style:justify-single-word="false"/>
      <style:text-properties fo:font-style="italic" officeooo:rsid="002ba49f" officeooo:paragraph-rsid="002ba49f" style:font-style-asian="italic" style:font-style-complex="italic"/>
    </style:style>
    <style:style style:name="P25" style:family="paragraph" style:parent-style-name="Preformatted_20_Text">
      <style:paragraph-properties fo:margin-left="0.741cm" fo:margin-right="0cm" fo:text-align="start" style:justify-single-word="false" fo:text-indent="0cm" style:auto-text-indent="false"/>
      <style:text-properties style:text-underline-style="none" fo:font-weight="normal" officeooo:rsid="001d4009" officeooo:paragraph-rsid="001d4009" style:font-weight-asian="normal" style:font-weight-complex="normal"/>
    </style:style>
    <style:style style:name="P26" style:family="paragraph" style:parent-style-name="Preformatted_20_Text">
      <style:paragraph-properties fo:margin-left="0.741cm" fo:margin-right="0cm" fo:text-align="start" style:justify-single-word="false" fo:text-indent="0cm" style:auto-text-indent="false"/>
      <style:text-properties style:text-underline-style="none" fo:font-weight="normal" officeooo:rsid="000c5951" officeooo:paragraph-rsid="000c5951" style:font-weight-asian="normal" style:font-weight-complex="normal"/>
    </style:style>
    <style:style style:name="P27" style:family="paragraph" style:parent-style-name="Preformatted_20_Text">
      <style:paragraph-properties fo:margin-left="0.741cm" fo:margin-right="0cm" fo:text-align="start" style:justify-single-word="false" fo:text-indent="0cm" style:auto-text-indent="false"/>
      <style:text-properties style:text-underline-style="none" fo:font-weight="normal" officeooo:rsid="000e5fd3" officeooo:paragraph-rsid="000e5fd3" style:font-weight-asian="normal" style:font-weight-complex="normal"/>
    </style:style>
    <style:style style:name="P28" style:family="paragraph" style:parent-style-name="Preformatted_20_Text">
      <style:paragraph-properties fo:margin-left="0.741cm" fo:margin-right="0cm" fo:text-align="start" style:justify-single-word="false" fo:text-indent="0cm" style:auto-text-indent="false"/>
      <style:text-properties style:text-underline-style="none" fo:font-weight="normal" officeooo:rsid="001ee508" officeooo:paragraph-rsid="001ee508" style:font-weight-asian="normal" style:font-weight-complex="normal"/>
    </style:style>
    <style:style style:name="P29" style:family="paragraph" style:parent-style-name="Preformatted_20_Text">
      <style:paragraph-properties fo:margin-left="0.741cm" fo:margin-right="0cm" fo:text-align="start" style:justify-single-word="false" fo:text-indent="0cm" style:auto-text-indent="false"/>
      <style:text-properties officeooo:rsid="000bb48e" officeooo:paragraph-rsid="000bb48e"/>
    </style:style>
    <style:style style:name="P30" style:family="paragraph" style:parent-style-name="Preformatted_20_Text">
      <style:paragraph-properties fo:margin-left="0.741cm" fo:margin-right="0cm" fo:text-align="start" style:justify-single-word="false" fo:text-indent="0cm" style:auto-text-indent="false"/>
      <style:text-properties officeooo:rsid="00115a9e" officeooo:paragraph-rsid="00115a9e"/>
    </style:style>
    <style:style style:name="P31" style:family="paragraph" style:parent-style-name="Preformatted_20_Text">
      <style:paragraph-properties fo:margin-left="0.741cm" fo:margin-right="0cm" fo:text-align="start" style:justify-single-word="false" fo:text-indent="0cm" style:auto-text-indent="false"/>
      <style:text-properties officeooo:rsid="00157b0f" officeooo:paragraph-rsid="00157b0f"/>
    </style:style>
    <style:style style:name="P32" style:family="paragraph" style:parent-style-name="Preformatted_20_Text">
      <style:paragraph-properties fo:margin-left="0.741cm" fo:margin-right="0cm" fo:text-align="start" style:justify-single-word="false" fo:text-indent="0cm" style:auto-text-indent="false"/>
      <style:text-properties officeooo:rsid="001646b1" officeooo:paragraph-rsid="001646b1"/>
    </style:style>
    <style:style style:name="P33" style:family="paragraph" style:parent-style-name="Preformatted_20_Text">
      <style:paragraph-properties fo:margin-left="0.741cm" fo:margin-right="0cm" fo:text-align="start" style:justify-single-word="false" fo:text-indent="0cm" style:auto-text-indent="false"/>
      <style:text-properties officeooo:rsid="0016eefa" officeooo:paragraph-rsid="0016eefa"/>
    </style:style>
    <style:style style:name="P34" style:family="paragraph" style:parent-style-name="Preformatted_20_Text">
      <style:paragraph-properties fo:margin-left="0.741cm" fo:margin-right="0cm" fo:text-align="start" style:justify-single-word="false" fo:text-indent="0cm" style:auto-text-indent="false"/>
      <style:text-properties officeooo:rsid="0018661b" officeooo:paragraph-rsid="0018661b"/>
    </style:style>
    <style:style style:name="P35" style:family="paragraph" style:parent-style-name="Preformatted_20_Text">
      <style:paragraph-properties fo:margin-left="0.741cm" fo:margin-right="0cm" fo:text-align="start" style:justify-single-word="false" fo:text-indent="0cm" style:auto-text-indent="false"/>
      <style:text-properties officeooo:rsid="0018a7ff" officeooo:paragraph-rsid="0018a7ff"/>
    </style:style>
    <style:style style:name="P36" style:family="paragraph" style:parent-style-name="Preformatted_20_Text">
      <style:paragraph-properties fo:margin-left="0.741cm" fo:margin-right="0cm" fo:text-align="start" style:justify-single-word="false" fo:text-indent="0cm" style:auto-text-indent="false"/>
      <style:text-properties officeooo:rsid="0019c924" officeooo:paragraph-rsid="0019c924"/>
    </style:style>
    <style:style style:name="P37" style:family="paragraph" style:parent-style-name="Preformatted_20_Text">
      <style:paragraph-properties fo:margin-left="0.741cm" fo:margin-right="0cm" fo:text-align="start" style:justify-single-word="false" fo:text-indent="0cm" style:auto-text-indent="false"/>
      <style:text-properties officeooo:rsid="0024a498" officeooo:paragraph-rsid="0024a498"/>
    </style:style>
    <style:style style:name="P38" style:family="paragraph" style:parent-style-name="Preformatted_20_Text">
      <style:paragraph-properties fo:margin-left="0.741cm" fo:margin-right="0cm" fo:text-align="start" style:justify-single-word="false" fo:text-indent="0cm" style:auto-text-indent="false"/>
      <style:text-properties fo:font-style="italic" officeooo:rsid="0026df32" officeooo:paragraph-rsid="0026df32" style:font-style-asian="italic" style:font-style-complex="italic"/>
    </style:style>
    <style:style style:name="P39" style:family="paragraph" style:parent-style-name="Preformatted_20_Text">
      <style:paragraph-properties fo:margin-left="0.741cm" fo:margin-right="0cm" fo:text-align="start" style:justify-single-word="false" fo:text-indent="0cm" style:auto-text-indent="false"/>
      <style:text-properties officeooo:rsid="002ba49f" officeooo:paragraph-rsid="002ba49f"/>
    </style:style>
    <style:style style:name="T1" style:family="text">
      <style:text-properties officeooo:rsid="000cd9fd"/>
    </style:style>
    <style:style style:name="T2" style:family="text">
      <style:text-properties officeooo:rsid="00100ed6"/>
    </style:style>
    <style:style style:name="T3" style:family="text">
      <style:text-properties officeooo:rsid="00115a9e"/>
    </style:style>
    <style:style style:name="T4" style:family="text">
      <style:text-properties officeooo:rsid="0012e085"/>
    </style:style>
    <style:style style:name="T5" style:family="text">
      <style:text-properties officeooo:rsid="0013a3ae"/>
    </style:style>
    <style:style style:name="T6" style:family="text">
      <style:text-properties officeooo:rsid="00178029"/>
    </style:style>
    <style:style style:name="T7" style:family="text">
      <style:text-properties officeooo:rsid="0020d770"/>
    </style:style>
    <style:style style:name="T8" style:family="text">
      <style:text-properties officeooo:rsid="0021bdfe"/>
    </style:style>
    <style:style style:name="T9" style:family="text">
      <style:text-properties fo:font-style="italic" style:font-style-asian="italic" style:font-style-complex="italic"/>
    </style:style>
    <style:style style:name="T10" style:family="text">
      <style:text-properties fo:font-style="italic" officeooo:rsid="002577e7" style:font-style-asian="italic" style:font-style-complex="italic"/>
    </style:style>
    <style:style style:name="T11" style:family="text">
      <style:text-properties fo:font-style="italic" officeooo:rsid="002cdc5c" style:font-style-asian="italic" style:font-style-complex="italic"/>
    </style:style>
    <style:style style:name="T12" style:family="text">
      <style:text-properties fo:font-style="italic" officeooo:rsid="002e5474" style:font-style-asian="italic" style:font-style-complex="italic"/>
    </style:style>
    <style:style style:name="T13" style:family="text">
      <style:text-properties officeooo:rsid="002e8b41"/>
    </style:style>
    <style:style style:name="T14" style:family="text">
      <style:text-properties officeooo:rsid="002f0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Assignment 1 (Team Squash)</text:p>
      <text:p text:style-name="P1"/>
      <text:p text:style-name="P1"/>
      <text:p text:style-name="P3">Classes written for this Assignment</text:p>
      <text:p text:style-name="P2">Frame</text:p>
      <text:p text:style-name="P2">Tile</text:p>
      <text:p text:style-name="P2">User</text:p>
      <text:p text:style-name="P2">Player</text:p>
      <text:p text:style-name="P6">PlayerTest</text:p>
      <text:p text:style-name="P6"/>
      <text:p text:style-name="P4">Frame docs</text:p>
      <text:p text:style-name="P11">Frame()</text:p>
      <text:p text:style-name="P25">The only available constructor for this class in the current revision. It initialises the ArrayList which backs the Frame, but does not link the Frame <text:span text:style-name="T13">t</text:span>o the Pool to be used for the furation of the game. The ArrayList backing the frame is persitent for the duration of the game, and so no functionality is exposed to allow for it to be re-initialised after this has been done in the constructor (however, the design of ‘getLetters()’ does allow this to be achieved, though this might change in future)</text:p>
      <text:p text:style-name="P4"/>
      <text:p text:style-name="P7">hasLetter(<text:span text:style-name="T7">&lt;Tile or char&gt;</text:span>)/hasLetters(<text:span text:style-name="T7">&lt;some collection&gt;</text:span>)</text:p>
      <text:p text:style-name="P26">An overloaded method with an assortment of definitions, all of which <text:tab/>share a common functionality. They return a boolean (primitive) value, <text:span text:style-name="T1">indicating whether a given letter or series thereof are present in the Frame. It is assumed that the Frame is going to be used in a single-<text:tab/>threaded context. These methods are not written to be synchronised, as the underlying implementation of the Frame’s data, as an ArrayList&lt;Tile&gt;, is also not synchronised. No exception thrown on failure (as boolean is returned instead).</text:span></text:p>
      <text:p text:style-name="P7"/>
      <text:p text:style-name="P8"/>
      <text:p text:style-name="P9">refill()</text:p>
      <text:p text:style-name="P27">A simple method which interacts with the Pool API to refill the Frame. <text:span text:style-name="T2">No return value, exception thrown if refill fails.<text:tab/></text:span></text:p>
      <text:p text:style-name="P9"/>
      <text:p text:style-name="P10">consoleRender()</text:p>
      <text:p text:style-name="P29"><text:span text:style-name="T3">A simple method which uses the Arrays.toString() method to print out the current state of the Frame, by calling upon the toString() method of each tile. Printing is sent to stdout.</text:span></text:p>
      <text:p text:style-name="P2"/>
      <text:p text:style-name="P13">render()</text:p>
      <text:p text:style-name="P29"><text:span text:style-name="T3">A placeholder method which will be used later to allow for interaction with javaFX to display the tile in a GUI environment.</text:span></text:p>
      <text:p text:style-name="P2"/>
      <text:p text:style-name="P13">removeAll(<text:span text:style-name="T7">&lt;some collection&gt;</text:span>)</text:p>
      <text:p text:style-name="P30">An overloaded method which allows a collection of Characters/Tiles (List&lt;Character&gt;, char[], String etc.) to be removed from the Frame. Since the hasLetters() methods are almost all based on collections, there is no signature provided for this method which takes only a single item to be removed as an argument <text:span text:style-name="T5">(e.g. remove())</text:span>. This is done in order to ensure that the Frame’s AP<text:span text:style-name="T4">I will force developers to adopt good practice.</text:span></text:p>
      <text:p text:style-name="P13"/>
      <text:p text:style-name="P14">isEmpty()</text:p>
      <text:p text:style-name="P31">Standard method used to check whether a Frame is empty. Adheres to naming convention of the Collections Framework.</text:p>
      <text:p text:style-name="P14"/>
      <text:p text:style-name="P15">getLetters()</text:p>
      <text:p text:style-name="P32">Returns a reference to the ArrayList which this Frame is backed by. The ArrayList returned is not a copy, and so alterations thereto will affect the <text:span text:style-name="T14">v</text:span>alues stored in the Frame. This behaviour might be changed in a later update to ensure good programming practices are adhered to. (i.e. so that one does not attempt to circumvent the built-in protection mechanisms of the Frame class)</text:p>
      <text:p text:style-name="P15"/>
      <text:p text:style-name="P16"><text:soft-page-break/>getLettersAs&lt;some collection&gt;()</text:p>
      <text:p text:style-name="P33">An assortment of methods, all of which return a collection which contains he state of this Frame. <text:span text:style-name="T6">Some of the collections returned are copies, whereas others are not, and so they must be used with due care paid to the comments found with their definitions. This behaviour is also under review.</text:span></text:p>
      <text:p text:style-name="P16"/>
      <text:p text:style-name="P17">add(<text:span text:style-name="T7">&lt;Tile or char&gt;</text:span>)</text:p>
      <text:p text:style-name="P34">A method to allow a single Tile to be added to this Frame. Exception thrown if insertion fails. Alternate version with no exception thrown in event of failure is being looked into for future releases.</text:p>
      <text:p text:style-name="P17"/>
      <text:p text:style-name="P18">addAll(<text:span text:style-name="T7">&lt;some collection&gt;</text:span>)</text:p>
      <text:p text:style-name="P35">A method which allows for an array of Tiles to all be added to the Frame. In its current implementation, Tiles from the provided Tile[] array will be added to the Frame until either the array has been consumed, or the Frame is full. An exception is thrown if the Frame reaches capacity before the array is consumed. However, this method exhibits fail-fast behaviour. The elements of the provided Tile[] array which had already been placed into the Frame will not be removed before the exception is thrown. A fail-safe alternative is being considered for a future release.</text:p>
      <text:p text:style-name="P18"/>
      <text:p text:style-name="P19">setPool()</text:p>
      <text:p text:style-name="P36">A simple utility method to allow for the value of the ‘pool’ instance variable to be set.<text:tab/></text:p>
      <text:p text:style-name="P19"/>
      <text:p text:style-name="P20">Please note: Usages of the word ‘collection’ above do NOT refer to the Java Collections Framework, unless explicit references thereto are made. Instead the canonical meaning is used.</text:p>
      <text:p text:style-name="P19"/>
      <text:p text:style-name="P5">Tile Docs</text:p>
      <text:p text:style-name="P12">Tile(char value)</text:p>
      <text:p text:style-name="P28"><text:span text:style-name="T8">The only constructor available in the current revision. Initialises a Tile with a value equal to the one passed in as an argument to the constructor. The value is stored as a Character object.</text:span></text:p>
      <text:p text:style-name="P12"/>
      <text:p text:style-name="P21">getValidCharactersSet()</text:p>
      <text:p text:style-name="P37">Returns a reference to the final class variable VALID_CHARACTER_SET which is a HashSet&lt;Character&gt; containing all valid characters for the current game, as defined in the <text:span text:style-name="T9">assets/charset.conf file. All valid characters must be placed on their own line. A space character is used to represent </text:span><text:span text:style-name="T10">the</text:span><text:span text:style-name="T9"> blank tile.</text:span></text:p>
      <text:p text:style-name="P22"/>
      <text:p text:style-name="P23">tileArrayFromCharArray()</text:p>
      <text:p text:style-name="P38">A static method which takes a char[] array as input, and returns a Tile array, containing references to Tiles whose values match the value of the corresponding char in the input array.</text:p>
      <text:p text:style-name="P23"/>
      <text:p text:style-name="P24">tileArrayListFromCharacterList()</text:p>
      <text:p text:style-name="P39"><text:span text:style-name="T9">A static method which takes a List&lt;Character&gt; as input, and returns an ArrayList&lt;Tile&gt;, containing references to Tiles whose values match the value of the corresponding Character in the input array. Since the Tile(&lt;char&gt;) constructor is called, changes made to the returned ArrayList will not propogate to the argument </text:span><text:span text:style-name="T11">its</text:span><text:span text:style-name="T12">el</text:span><text:span text:style-name="T11">f</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5T21:04:46.951217577</dc:date>
    <meta:editing-duration>PT1H3M6S</meta:editing-duration>
    <meta:editing-cycles>38</meta:editing-cycles>
    <meta:generator>LibreOffice/6.0.7.3$Linux_X86_64 LibreOffice_project/00m0$Build-3</meta:generator>
    <meta:document-statistic meta:table-count="0" meta:image-count="0" meta:object-count="0" meta:page-count="2" meta:paragraph-count="42" meta:word-count="833" meta:character-count="5157" meta:non-whitespace-character-count="4363"/>
  </office:meta>
</office:document-meta>
</file>